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2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67cm"/>
    </style:style>
    <style:style style:name="gr9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fill="solid" draw:fill-color="#80808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2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172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2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159cm" svg:height="14.934cm" svg:x="4.911cm" svg:y="3.459cm">
          <draw:text-box>
            <text:p text:style-name="P3"><text:span text:style-name="T2"/></text:p>
            <text:p text:style-name="P3"><text:span text:style-name="T3">Motor Arm</text:span></text:p>
            <text:p text:style-name="P3"><text:span text:style-name="T4"/></text:p>
            <text:p text:style-name="P3"><text:span text:style-name="T5"/></text:p>
            <text:p text:style-name="P3"><text:span text:style-name="T3"><text:tab/></text:span></text:p>
            <text:p text:style-name="P3"><text:span text:style-name="T3">Motor Disarm</text:span></text:p>
            <text:p text:style-name="P3"><text:span text:style-name="T3"/></text:p>
            <text:p text:style-name="P3"><text:span text:style-name="T3"/></text:p>
            <text:p text:style-name="P3"><text:span text:style-name="T3">Calibration Acro Gyro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  <text:p text:style-name="P3"><text:span text:style-name="T3">Calib. Stable ACC</text:span></text:p>
            <text:p text:style-name="P3"><text:span text:style-name="T6">(disarm Motor first)</text:span></text:p>
            <text:p text:style-name="P3"><text:span text:style-name="T5"/></text:p>
            <text:p text:style-name="P3"><text:span text:style-name="T7"/></text:p>
            <text:p text:style-name="P3"><text:span text:style-name="T3">Calibration MAG</text:span></text:p>
            <text:p text:style-name="P3"><text:span text:style-name="T6">(Rotate Copter on all 3 axes for 30 seconds)</text:span></text:p>
            <text:p text:style-name="P3"><text:span text:style-name="T6"/></text:p>
            <text:p text:style-name="P3"><text:span text:style-name="T3">Trim ACC</text:span></text:p>
            <text:p text:style-name="P3"><text:span text:style-name="T6">(move right stick from center and back for each click – LED blinks once per click)</text:span></text:p>
            <text:p text:style-name="P3"><text:span text:style-name="T2"/></text:p>
            <text:p text:style-name="P3"><text:span text:style-name="T3">Inflight Calibration</text:span></text:p>
            <text:p text:style-name="P3"><text:span text:style-name="T3"/></text:p>
            <text:p text:style-name="P3"><text:span text:style-name="T8"/></text:p>
            <text:p text:style-name="P3"><text:span text:style-name="T3">Select profile 1, 2 or 3</text:span></text:p>
          </draw:text-box>
        </draw:frame>
        <draw:g>
          <draw:g>
            <draw:custom-shape draw:style-name="gr2" draw:text-style-name="P1" draw:layer="layout" svg:width="1.288cm" svg:height="1.29cm" svg:x="11.32cm" svg:y="7.36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2cm 8.11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3cm" svg:y="7.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7.94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9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9.9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1.32cm" svg:y="9.37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1.199cm 9.473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4" draw:text-style-name="P1" draw:layer="layout" svg:x1="14.92cm" svg:y1="1.4cm" svg:x2="14.92cm" svg:y2="19.7cm">
          <text:p/>
        </draw:line>
        <draw:frame draw:style-name="gr5" draw:text-style-name="P5" draw:layer="layout" svg:width="5.024cm" svg:height="12.032cm" svg:x="15.376cm" svg:y="7.001cm">
          <draw:text-box>
            <text:p text:style-name="P3"><text:span text:style-name="T3"><text:s/></text:span><text:span text:style-name="T3">Enter &amp;</text:span></text:p>
            <text:p text:style-name="P3"><text:span text:style-name="T9">Exit without Save</text:span></text:p>
            <text:p text:style-name="P3"><text:span text:style-name="T10"/></text:p>
            <text:p text:style-name="P3"><text:span text:style-name="T10"/></text:p>
            <text:p text:style-name="P3"><text:span text:style-name="T11">Select Param</text:span></text:p>
            <text:p text:style-name="P3"><text:span text:style-name="T12"/></text:p>
            <text:p text:style-name="P3"><text:span text:style-name="T13"/></text:p>
            <text:p text:style-name="P3"><text:span text:style-name="T11">Change Value</text:span></text:p>
            <text:p text:style-name="P3"><text:span text:style-name="T11"><text:s/></text:span><text:span text:style-name="T11">1x</text:span></text:p>
            <text:p text:style-name="P3"><text:span text:style-name="T10"/></text:p>
            <text:p text:style-name="P3"><text:span text:style-name="T2"/></text:p>
            <text:p text:style-name="P3"><text:span text:style-name="T3">Change Value 10x</text:span></text:p>
            <text:p text:style-name="P3"><text:span text:style-name="T3"/></text:p>
            <text:p text:style-name="P3"><text:span text:style-name="T3"/></text:p>
            <text:p text:style-name="P3"><text:span text:style-name="T3">Save and Exit</text:span></text:p>
          </draw:text-box>
        </draw:frame>
        <draw:g>
          <draw:custom-shape draw:style-name="gr2" draw:text-style-name="P1" draw:layer="layout" svg:width="1.288cm" svg:height="1.29cm" svg:x="20.496cm" svg:y="7.0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7.7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11.301cm" svg:y="13.37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1.781cm" svg:y="13.20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85cm" svg:y="13.37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" draw:text-style-name="P1" draw:layer="layout" svg:width="0.313cm" svg:height="0.876cm" svg:x="13.477cm" svg:y="13.128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svg:x="13.478cm" svg:y="14.032cm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-1.57079632679579) translate (13.624cm 13.833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1.5707963267946) translate (13.652cm 14.176cm)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" draw:text-style-name="P1" draw:layer="layout" svg:width="1.289cm" svg:height="1.29cm" svg:x="22.211cm" svg:y="7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6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9.4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2.677cm" svg:y="9.1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2.678cm" svg:y="10.0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11.8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22.824cm 12.27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22.852cm 12.6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22.187cm" svg:y="16.3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22.667cm" svg:y="16.14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0.492cm" svg:y="16.307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20.384cm 17.06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6" draw:layer="layout" svg:width="10.537cm" svg:height="1.081cm" svg:x="15.435cm" svg:y="17.9cm">
          <draw:text-box>
            <text:p><text:span text:style-name="T14">Version 0.577215664</text:span><text:span text:style-name="T14"><text:tab/></text:span><text:span text:style-name="T14">(</text:span><text:span text:style-name="T5">lookup Euler-Mascheroni</text:span><text:span text:style-name="T14">)</text:span></text:p>
            <text:p><text:span text:style-name="T14">A Product made by Hamburger </text:span><text:span text:style-name="T14"><text:tab/></text:span><text:span text:style-name="T15">Document <text:s/>2013-02-28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4">This work is licensed under the Creative Commons Attribution-NonCommercial-ShareAlike 3.0 </text:span></text:p>
            <text:p><text:span text:style-name="T4">Unported License. <text:s/>To view a copy of this license, visit http://creativecommons.org/licenses/by-nc-sa/3.0/ or send a letter to </text:span></text:p>
            <text:p><text:span text:style-name="T4">Creative Commons, 171 Second Street, Suite 300, <text:s/>San Francisco, California, 94105, USA.</text:span></text:p>
          </draw:text-box>
        </draw:frame>
        <draw:g>
          <draw:g>
            <draw:custom-shape draw:style-name="gr2" draw:text-style-name="P1" draw:layer="layout" svg:width="1.288cm" svg:height="1.29cm" svg:x="11.3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8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88cm 3.5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85cm" svg:y="3.9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4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1.32cm" svg:y="5.3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2cm 6.0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6cm 5.3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57cm" svg:y="5.7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37cm" svg:y="5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20.481cm" svg:y="11.8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12.3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12.3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0.481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9.9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9.9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3">LCD – Configuration Mode</text:span></text:p>
          </draw:text-box>
        </draw:frame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3">Start/Stop Auto-Telemetry-Mode</text:span></text:p>
          </draw:text-box>
        </draw:frame>
        <draw:g>
          <draw:g>
            <draw:g>
              <draw:custom-shape draw:style-name="gr2" draw:text-style-name="P1" draw:layer="layout" svg:width="1.288cm" svg:height="1.29cm" svg:x="20.5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1.0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20.9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2.1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2.071cm 2.414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2" draw:text-style-name="P1" draw:layer="layout" svg:width="8.664cm" svg:height="11.745cm" svg:x="15.5cm" svg:y="6.08cm" draw:corner-radius="0.5cm">
          <text:p/>
        </draw:rect>
        <draw:g>
          <draw:g>
            <draw:g>
              <draw:custom-shape draw:style-name="gr2" draw:text-style-name="P1" draw:layer="layout" svg:width="1.288cm" svg:height="1.29cm" svg:x="4.327cm" svg:y="3.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4.1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4.0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5.991cm 4.76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6.574cm 4.28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g>
              <draw:custom-shape draw:style-name="gr2" draw:text-style-name="P1" draw:layer="layout" svg:width="1.288cm" svg:height="1.29cm" svg:x="4.327cm" svg:y="5.3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5.8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5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7.258cm 5.31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6.675cm 5.806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11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11.9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1.32cm" svg:y="11.37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122173047639581) rotate (0.7853981633973) translate (11.861cm 11.474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1.32cm" svg:y="15.14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2cm 15.89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5.17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122173047639581) rotate (0.7853981633973) translate (13.536cm 15.278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4">Latest version always at </text:span></text:p>
            <text:p><text:span text:style-name="T4">http://code.google.com/p/multiwii/source/browse/#svn%2Fbranches%2FHamburger</text:span></text:p>
          </draw:text-box>
        </draw:frame>
        <draw:rect draw:style-name="gr12" draw:text-style-name="P1" draw:layer="layout" svg:width="10.549cm" svg:height="3.693cm" svg:x="4.015cm" svg:y="3.333cm" draw:corner-radius="0.5cm">
          <text:p/>
        </draw:rect>
        <draw:rect draw:style-name="gr12" draw:text-style-name="P1" draw:layer="layout" svg:width="9.407cm" svg:height="9.427cm" svg:x="5.158cm" svg:y="7.234cm" draw:corner-radius="0.5cm">
          <text:p/>
        </draw:rect>
        <draw:frame draw:style-name="gr11" draw:text-style-name="P4" draw:layer="layout" svg:width="6.5cm" svg:height="1.513cm" svg:x="13.9cm" svg:y="3.902cm">
          <draw:text-box>
            <text:p text:style-name="P3"><text:span text:style-name="T3">One Step Telemetry-SingleStep-Mode</text:span></text:p>
          </draw:text-box>
        </draw:frame>
        <draw:g>
          <draw:g>
            <draw:custom-shape draw:style-name="gr2" draw:text-style-name="P1" draw:layer="layout" svg:width="1.288cm" svg:height="1.29cm" svg:x="20.532cm" svg:y="4.1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1.011cm" svg:y="4.70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914cm" svg:y="4.6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9cm" svg:y="4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22.76cm 4.214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6cm" svg:y="14.11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22.825cm 14.576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22.853cm 14.919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501cm" svg:y="14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0.981cm" svg:y="13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321cm" svg:y="17.32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3cm 18.07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7.31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0.313cm" svg:height="0.876cm" svg:x="13.487cm" svg:y="17.0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-1.57079632679579) translate (13.634cm 17.77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1.5707963267946) translate (13.662cm 18.1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3" draw:layer="layout" svg:width="0.853cm" svg:height="0.962cm" svg:x="12.408cm" svg:y="17.935cm">
              <draw:text-box>
                <text:p>1</text:p>
              </draw:text-box>
            </draw:frame>
            <draw:frame draw:style-name="gr13" draw:layer="layout" svg:width="0.853cm" svg:height="0.962cm" svg:x="14.109cm" svg:y="17.935cm">
              <draw:text-box>
                <text:p>3</text:p>
              </draw:text-box>
            </draw:frame>
            <draw:frame draw:style-name="gr13" draw:layer="layout" svg:width="0.853cm" svg:height="0.962cm" svg:x="13.58cm" svg:y="16.555cm">
              <draw:text-box>
                <text:p>2</text:p>
              </draw:text-box>
            </draw:frame>
          </draw:g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2 Stick Configuration</text:span><text:span text:style-name="T1"><text:line-break/></text:span><text:span text:style-name="T1">Mode 1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7" draw:text-style-name="P6" draw:layer="layout" svg:width="10.537cm" svg:height="1.081cm" svg:x="15.435cm" svg:y="17.9cm">
          <draw:text-box>
            <text:p><text:span text:style-name="T14">Version 0.57721564</text:span><text:span text:style-name="T14"><text:tab/></text:span><text:span text:style-name="T14">(</text:span><text:span text:style-name="T5">loqkup Euler-Mascheroni</text:span><text:span text:style-name="T14">)</text:span></text:p>
            <text:p><text:span text:style-name="T14">A Product made by Hamburger </text:span><text:span text:style-name="T14"><text:tab/></text:span><text:span text:style-name="T15">Document <text:s/>2013-03-03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4">This work is licensed under the Creative Commons Attribution-NonCommercial-ShareAlike 3.0 </text:span></text:p>
            <text:p><text:span text:style-name="T4">Unported License. <text:s/>To view a copy of this license, visit http://creativecommons.org/licenses/by-nc-sa/3.0/ or send a letter to </text:span></text:p>
            <text:p><text:span text:style-name="T4">Creative Commons, 171 Second Street, Suite 300, <text:s/>San Francisco, California, 94105, USA.</text:span></text:p>
          </draw:text-box>
        </draw:frame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3">LCD – Configuration Mode</text:span></text:p>
          </draw:text-box>
        </draw:frame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3">Start/Stop Auto-Telemetry-Mode</text:span></text:p>
          </draw:text-box>
        </draw:frame>
        <draw:rect draw:style-name="gr12" draw:text-style-name="P1" draw:layer="layout" svg:width="8.664cm" svg:height="11.745cm" svg:x="15.5cm" svg:y="6.08cm" draw:corner-radius="0.5cm">
          <text:p/>
        </draw:rect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4">Latest version always at </text:span></text:p>
            <text:p><text:span text:style-name="T4">http://code.google.com/p/multiwii/source/browse/#svn%2Fbranches%2FHamburger</text:span></text:p>
          </draw:text-box>
        </draw:frame>
        <draw:rect draw:style-name="gr12" draw:text-style-name="P1" draw:layer="layout" svg:width="10.549cm" svg:height="3.574cm" svg:x="4.015cm" svg:y="3.333cm" draw:corner-radius="0.5cm">
          <text:p/>
        </draw:rect>
        <draw:rect draw:style-name="gr12" draw:text-style-name="P1" draw:layer="layout" svg:width="9.407cm" svg:height="9.597cm" svg:x="5.158cm" svg:y="7.034cm" draw:corner-radius="0.5cm">
          <text:p/>
        </draw:rect>
        <draw:g>
          <draw:g>
            <draw:custom-shape draw:style-name="gr2" draw:text-style-name="P1" draw:layer="layout" svg:width="1.288cm" svg:height="1.29cm" svg:x="22.481cm" svg:y="9.4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9.9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9.9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785cm" svg:y="9.40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1.277cm" svg:y="9.1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1.278cm" svg:y="10.065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02cm" svg:y="2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2.0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7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7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7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7.0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21.36cm 7.11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6.1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6.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16.6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909cm" svg:y="16.113cm">
            <text:p/>
            <draw:enhanced-geometry svg:viewBox="0 0 21600 21600" draw:mirror-vertical="true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0.816cm 16.216cm)">
            <text:p/>
            <draw:enhanced-geometry svg:viewBox="0 0 21600 21600" draw:mirror-vertical="true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06cm 11.8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21.17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11.82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22.389cm 12.584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23.092cm 12.63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72cm" svg:y="2.20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364cm 2.96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8cm" svg:y="7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279cm" svg:y="7.7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7.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112cm 7.9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9.3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112cm 10.0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3cm" svg:y="9.3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3cm" svg:y="9.1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2" draw:text-style-name="P1" draw:layer="layout" svg:width="1.288cm" svg:height="1.29cm" svg:x="12.876cm" svg:y="3.5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355cm" svg:y="4.10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258cm" svg:y="4.05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11.15cm 4.85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11.733cm 4.37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5.901cm" svg:y="3.527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6.441cm 4.286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61cm 3.51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58cm" svg:y="3.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71cm" svg:y="3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5.862cm" svg:y="5.24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5.754cm 6.003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5cm 5.25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47cm" svg:y="5.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6cm" svg:y="5.6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custom-shape draw:style-name="gr2" draw:text-style-name="P1" draw:layer="layout" svg:width="1.288cm" svg:height="1.29cm" svg:x="12.817cm" svg:y="5.2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296cm" svg:y="5.832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199cm" svg:y="5.7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12.448cm 5.25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11.865cm 5.751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47cm" svg:y="11.2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787cm 12.0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1.26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1.0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16cm" svg:y="15.16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1.095cm 15.266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1cm" svg:y="15.1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11cm 15.9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285cm" svg:y="13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1.777cm" svg:y="12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1.778cm" svg:y="13.8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-1.288cm" svg:height="-1.29cm" svg:x="14.028cm" svg:y="14.50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14.126cm 13.74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13.433cm 13.697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13.241cm" svg:y="12.8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4" draw:layer="layout" svg:width="6.5cm" svg:height="1.513cm" svg:x="13.9cm" svg:y="3.901cm">
          <draw:text-box>
            <text:p text:style-name="P3"><text:span text:style-name="T16">One Step Telemetry-</text:span><text:span text:style-name="T17">SingleStep-Mode</text:span></text:p>
          </draw:text-box>
        </draw:frame>
        <draw:g>
          <draw:custom-shape draw:style-name="gr2" draw:text-style-name="P1" draw:layer="layout" svg:width="1.289cm" svg:height="1.29cm" svg:x="20.802cm" svg:y="4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3.8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99cm" svg:y="4.018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3.039cm 4.777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4" draw:layer="layout" svg:width="6.159cm" svg:height="14.934cm" svg:x="4.912cm" svg:y="3.459cm">
          <draw:text-box>
            <text:p text:style-name="P3"><text:span text:style-name="T2"/></text:p>
            <text:p text:style-name="P3"><text:span text:style-name="T3">Motor Arm</text:span></text:p>
            <text:p text:style-name="P3"><text:span text:style-name="T4"/></text:p>
            <text:p text:style-name="P3"><text:span text:style-name="T5"/></text:p>
            <text:p text:style-name="P3"><text:span text:style-name="T3"><text:tab/></text:span></text:p>
            <text:p text:style-name="P3"><text:span text:style-name="T3">Motor Disarm</text:span></text:p>
            <text:p text:style-name="P3"><text:span text:style-name="T3"/></text:p>
            <text:p text:style-name="P3"><text:span text:style-name="T3"/></text:p>
            <text:p text:style-name="P3"><text:span text:style-name="T3">Calibration Acro Gyro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  <text:p text:style-name="P3"><text:span text:style-name="T3">Calib. Stable ACC</text:span></text:p>
            <text:p text:style-name="P3"><text:span text:style-name="T6">(disarm Motor first)</text:span></text:p>
            <text:p text:style-name="P3"><text:span text:style-name="T5"/></text:p>
            <text:p text:style-name="P3"><text:span text:style-name="T7"/></text:p>
            <text:p text:style-name="P3"><text:span text:style-name="T3">Calibration MAG</text:span></text:p>
            <text:p text:style-name="P3"><text:span text:style-name="T6">(Rotate Copter on all 3 axes for 30 seconds)</text:span></text:p>
            <text:p text:style-name="P3"><text:span text:style-name="T6"/></text:p>
            <text:p text:style-name="P3"><text:span text:style-name="T3">Trim ACC</text:span></text:p>
            <text:p text:style-name="P3"><text:span text:style-name="T6">(move right stick from center and back for each click – LED blinks once per click)</text:span></text:p>
            <text:p text:style-name="P3"><text:span text:style-name="T2"/></text:p>
            <text:p text:style-name="P3"><text:span text:style-name="T3">Inflight Calibration</text:span></text:p>
            <text:p text:style-name="P3"><text:span text:style-name="T3"/></text:p>
            <text:p text:style-name="P3"><text:span text:style-name="T8"/></text:p>
            <text:p text:style-name="P3"><text:span text:style-name="T3">Select profile 1, 2 or 3 </text:span></text:p>
          </draw:text-box>
        </draw:frame>
        <draw:g>
          <draw:custom-shape draw:style-name="gr2" draw:text-style-name="P1" draw:layer="layout" svg:width="1.289cm" svg:height="1.29cm" svg:x="11.486cm" svg:y="16.9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12.125cm 17.37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9) rotate (-2.35619449019309) translate (12.134cm 17.35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-1.57079632679579) translate (12.126cm 17.374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9) rotate (-2.35619449019309) translate (12.135cm 17.35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3" draw:layer="layout" svg:width="1.387cm" svg:height="0.962cm" svg:x="10.386cm" svg:y="17.538cm">
            <draw:text-box>
              <text:p>1,3</text:p>
            </draw:text-box>
          </draw:frame>
          <draw:frame draw:style-name="gr13" draw:layer="layout" svg:width="0.853cm" svg:height="0.962cm" svg:x="10.693cm" svg:y="16.512cm">
            <draw:text-box>
              <text:p>2</text:p>
            </draw:text-box>
          </draw:frame>
        </draw:g>
        <draw:g>
          <draw:custom-shape draw:style-name="gr2" draw:text-style-name="P1" draw:layer="layout" svg:width="1.289cm" svg:height="1.29cm" svg:x="13.086cm" svg:y="16.932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3.581cm" svg:y="17.7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0.314cm" svg:height="0.875cm" draw:transform="skewX (0.00122173047639579) rotate (0.7853981633973) translate (12.985cm 17.784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79) rotate (0.7853981633973) translate (13.688cm 17.832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3" draw:layer="layout" svg:width="1.916cm" svg:height="0.962cm" svg:x="12.835cm" svg:y="18.48cm">
            <draw:text-box>
              <text:p>1 2 3</text:p>
            </draw:text-box>
          </draw:frame>
        </draw:g>
        <draw:frame draw:style-name="gr5" draw:text-style-name="P5" draw:layer="layout" svg:width="5.024cm" svg:height="12.032cm" svg:x="15.376cm" svg:y="7.001cm">
          <draw:text-box>
            <text:p text:style-name="P3"><text:span text:style-name="T3"><text:s/></text:span><text:span text:style-name="T3">Enter &amp;</text:span></text:p>
            <text:p text:style-name="P3"><text:span text:style-name="T9">Exit without Save</text:span></text:p>
            <text:p text:style-name="P3"><text:span text:style-name="T10"/></text:p>
            <text:p text:style-name="P3"><text:span text:style-name="T10"/></text:p>
            <text:p text:style-name="P3"><text:span text:style-name="T11">Select Param</text:span></text:p>
            <text:p text:style-name="P3"><text:span text:style-name="T12"/></text:p>
            <text:p text:style-name="P3"><text:span text:style-name="T13"/></text:p>
            <text:p text:style-name="P3"><text:span text:style-name="T11">Change Value</text:span></text:p>
            <text:p text:style-name="P3"><text:span text:style-name="T11"><text:s/></text:span><text:span text:style-name="T11">1x</text:span></text:p>
            <text:p text:style-name="P3"><text:span text:style-name="T10"/></text:p>
            <text:p text:style-name="P3"><text:span text:style-name="T2"/></text:p>
            <text:p text:style-name="P3"><text:span text:style-name="T3">Change Value 10x</text:span></text:p>
            <text:p text:style-name="P3"><text:span text:style-name="T3"/></text:p>
            <text:p text:style-name="P3"><text:span text:style-name="T3"/></text:p>
            <text:p text:style-name="P3"><text:span text:style-name="T3">Save and Exit</text:span></text:p>
          </draw:text-box>
        </draw:frame>
        <draw:g>
          <draw:g>
            <draw:custom-shape draw:style-name="gr2" draw:text-style-name="P1" draw:layer="layout" svg:width="1.29cm" svg:height="1.288cm" draw:transform="rotate (-1.57079632679579) translate (22.06cm 13.9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4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21.17cm" svg:y="14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13.96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314cm" svg:height="0.875cm" draw:transform="skewX (-0.00122173047639579) rotate (0.7853981633973) translate (22.389cm 14.096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-0.00122173047639579) rotate (0.7853981633973) translate (23.092cm 14.04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5.763cm" svg:y="13.0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16.304cm 13.19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71cm 12.513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984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-1.57079632679579) translate (10.424cm 11.47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3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12.284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12.9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7.785cm" svg:y="8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8.277cm" svg:y="7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8.278cm" svg:y="8.6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1.289cm" svg:height="1.29cm" svg:x="22.001cm" svg:y="12.7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-1.288cm" svg:height="-1.29cm" svg:x="21.528cm" svg:y="9.25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21.626cm 8.497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20.933cm 8.449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20.741cm" svg:y="7.6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.785cm" svg:y="16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1.277cm" svg:y="15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-1.57079632679579) translate (11.424cm 16.47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11.452cm 16.816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3" draw:layer="layout" svg:width="0.853cm" svg:height="0.962cm" svg:x="10.198cm" svg:y="16.635cm">
            <draw:text-box>
              <text:p>1</text:p>
            </draw:text-box>
          </draw:frame>
          <draw:frame draw:style-name="gr13" draw:layer="layout" svg:width="0.853cm" svg:height="0.962cm" svg:x="11.899cm" svg:y="16.635cm">
            <draw:text-box>
              <text:p>3</text:p>
            </draw:text-box>
          </draw:frame>
          <draw:frame draw:style-name="gr13" draw:layer="layout" svg:width="0.853cm" svg:height="0.962cm" svg:x="11.37cm" svg:y="15.255cm">
            <draw:text-box>
              <text:p>2</text:p>
            </draw:text-box>
          </draw:frame>
        </draw:g>
        <draw:custom-shape draw:style-name="gr6" draw:text-style-name="P1" draw:layer="layout" svg:width="0.313cm" svg:height="0.876cm" svg:x="21.277cm" svg:y="15.76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13cm" svg:height="0.876cm" draw:transform="rotate (-1.57079632679579) translate (21.424cm 16.473cm)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13cm" svg:height="0.876cm" draw:transform="rotate (1.5707963267946) translate (21.452cm 16.816cm)">
          <text:p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13cm" svg:height="0.876cm" svg:x="21.279cm" svg:y="16.672cm">
          <text:p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-1.288cm" svg:height="-1.29cm" svg:x="24.528cm" svg:y="9.256cm">
          <text:p/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14cm" svg:height="0.875cm" draw:transform="skewX (0.0012217304763959) rotate (-2.35619449019309) translate (24.626cm 8.498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14cm" svg:height="0.875cm" draw:transform="skewX (0.0012217304763959) rotate (-2.35619449019309) translate (23.933cm 8.45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13cm" svg:height="0.876cm" svg:x="23.741cm" svg:y="7.64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88cm" svg:height="1.29cm" svg:x="15.392cm" svg:y="8.125cm">
          <text:p/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0.314cm" svg:height="0.875cm" draw:transform="skewX (0.00122173047639579) rotate (0.7853981633973) translate (15.284cm 8.883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15.987cm 8.93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4.785cm" svg:y="16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15.424cm 16.47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9) rotate (-2.35619449019309) translate (15.433cm 16.45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-1.57079632679579) translate (15.425cm 16.474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9) rotate (-2.35619449019309) translate (15.434cm 16.45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3" draw:layer="layout" svg:width="1.387cm" svg:height="0.962cm" svg:x="13.685cm" svg:y="16.638cm">
            <draw:text-box>
              <text:p>1,3</text:p>
            </draw:text-box>
          </draw:frame>
          <draw:frame draw:style-name="gr13" draw:layer="layout" svg:width="0.853cm" svg:height="0.962cm" svg:x="13.992cm" svg:y="15.612cm">
            <draw:text-box>
              <text:p>2</text:p>
            </draw:text-box>
          </draw:frame>
        </draw:g>
        <draw:g>
          <draw:custom-shape draw:style-name="gr2" draw:text-style-name="P1" draw:layer="layout" svg:width="1.289cm" svg:height="1.29cm" svg:x="16.385cm" svg:y="16.032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6.88cm" svg:y="16.8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0.314cm" svg:height="0.875cm" draw:transform="skewX (0.00122173047639579) rotate (0.7853981633973) translate (16.284cm 16.884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79) rotate (0.7853981633973) translate (16.987cm 16.932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3" draw:layer="layout" svg:width="1.916cm" svg:height="0.962cm" svg:x="16.134cm" svg:y="17.58cm">
            <draw:text-box>
              <text:p>1 2 3</text:p>
            </draw:text-box>
          </draw:frame>
        </draw:g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4.524cm" svg:height="8.001cm" svg:x="1.559cm" svg:y="7.226cm" presentation:class="title" presentation:user-transformed="true">
          <draw:text-box>
            <text:p>This document is outdated<text:line-break/>Always get latest version from here:<text:span text:style-name="T18"><text:line-break/></text:span><text:span text:style-name="T18">http://code.google.com/p/multiwii/source/browse/#svn%2Fbranches%2FHamburger</text:span><text:line-break/>Good luck!<text:line-break/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440"/>
  </office:meta>
</office:document-meta>
</file>